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8771d" officeooo:paragraph-rsid="0008771d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normal" officeooo:rsid="000711b0" officeooo:paragraph-rsid="000711b0" style:text-blinking="false" fo:background-color="transparent" style:font-size-asian="10pt" style:font-size-complex="10pt"/>
    </style:style>
    <style:style style:name="P4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nsolas" fo:font-size="10pt" fo:font-style="normal" style:text-underline-style="none" fo:font-weight="normal" officeooo:rsid="0008771d" officeooo:paragraph-rsid="0008771d" style:text-blinking="false" fo:background-color="transparent" style:font-size-asian="10pt" style:font-size-complex="10p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8771d" style:text-blinking="false" fo:background-color="transparent" style:font-weight-asian="bold" style:font-weight-complex="bold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nsolas1" fo:font-size="10pt" fo:font-style="normal" style:text-underline-style="none" fo:font-weight="normal" officeooo:rsid="000711b0" officeooo:paragraph-rsid="000711b0" style:text-blinking="false" fo:background-color="transparent" style:font-size-asian="10pt"/>
    </style:style>
    <style:style style:name="T1" style:family="text">
      <style:text-properties officeooo:rsid="000bebb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13295538" text:style-name="L1">
        <text:list-item>
          <text:p text:style-name="P5"><text:bookmark text:name="docs-internal-guid-47931c44-7fff-c16b-2dcc-830be1408ca8"/>¿Cómo se consigue que la serpiente se represente en el juego?</text:p>
        </text:list-item>
      </text:list>
      <text:p text:style-name="P7">MainApp hace un “new TableroJuego()” donde pinta tanto el tablero como la serpiente.</text:p>
      <text:p text:style-name="P1"/>
      <text:list xml:id="list182219796819717" text:continue-numbering="true" text:style-name="L1">
        <text:list-item>
          <text:p text:style-name="P5">¿Por qué va cambiando de colores?</text:p>
        </text:list-item>
      </text:list>
      <text:p text:style-name="P3">Cuando se crea la listaCuadrados, hay que asignarle un color, en este caso, elegido por un número aleatorio “(int)(Math.random()*16000000)”.</text:p>
      <text:p text:style-name="P1"/>
      <text:list xml:id="list182218157911161" text:continue-numbering="true" text:style-name="L1">
        <text:list-item>
          <text:p text:style-name="P6">¿Dónde se define el aumento de su tamaño?</text:p>
        </text:list-item>
      </text:list>
      <text:p text:style-name="P4">En la clase Serpiente que posee el método “crecer()”.</text:p>
      <text:p text:style-name="P2"/>
      <text:list xml:id="list182218772746292" text:continue-numbering="true" text:style-name="L1">
        <text:list-item>
          <text:p text:style-name="P5">¿Dónde está la lógica del movimiento de la serpiente?</text:p>
        </text:list-item>
      </text:list>
      <text:p text:style-name="P4">En la clase Serpiente que posee el método “moverse()”.</text:p>
      <text:p text:style-name="P1"/>
      <text:list xml:id="list182219532891439" text:continue-numbering="true" text:style-name="L1">
        <text:list-item>
          <text:p text:style-name="P5">¿Cómo controla el juego que la serpiente sigue viva o se ha chocado contra el muro?</text:p>
        </text:list-item>
      </text:list>
      <text:p text:style-name="P4">En la clase Serpiente está el método “estaMuerta()” que comprueba los métodos “seEstaTocandoEllaMisma()” y “seHaSalido()”.</text:p>
      <text:p text:style-name="P1"/>
      <text:list xml:id="list182218877962684" text:continue-numbering="true" text:style-name="L1">
        <text:list-item>
          <text:p text:style-name="P5">¿Crees que el código puede organizarse mejor?¿Cómo?</text:p>
        </text:list-item>
      </text:list>
      <text:p text:style-name="P4">Se podría empezar por crear distintos paquetes, para separar el MainApp de los modelos. <text:span text:style-name="T1">El especificar el tablero y ciertas funciones debería estar fuera del MainApp, éste sólo debería usarse para llamar a comandos o métodos a ejecutarse.</text:span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5:33.998000000</meta:creation-date>
    <dc:date>2022-01-16T18:22:16.974000000</dc:date>
    <meta:editing-duration>PT19M47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2" meta:word-count="166" meta:character-count="1019" meta:non-whitespace-character-count="871"/>
  </office:meta>
</office:document-meta>
</file>